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gr3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solid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4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302cm" svg:y1="2.66cm" svg:x2="6.334cm" svg:y2="5.661cm">
          <text:p/>
        </draw:line>
        <draw:line draw:style-name="gr1" draw:text-style-name="P1" draw:layer="layout" svg:x1="11.178cm" svg:y1="2.66cm" svg:x2="15.986cm" svg:y2="5.661cm">
          <text:p/>
        </draw:line>
        <draw:custom-shape draw:style-name="gr2" draw:text-style-name="P3" draw:layer="layout" svg:width="1.524cm" svg:height="1.397cm" svg:x="10.206cm" svg:y="1.589cm">
          <text:p text:style-name="P2"><text:span text:style-name="T1">x.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67cm" svg:y1="6.66cm" svg:x2="3.582cm" svg:y2="8.631cm">
          <text:p/>
        </draw:line>
        <draw:line draw:style-name="gr4" draw:text-style-name="P1" draw:layer="layout" svg:x1="6.178cm" svg:y1="6.66cm" svg:x2="8.535cm" svg:y2="8.504cm">
          <text:p/>
        </draw:line>
        <draw:custom-shape draw:style-name="gr2" draw:text-style-name="P4" draw:layer="layout" svg:width="1.524cm" svg:height="1.397cm" svg:x="5.206cm" svg:y="5.589cm">
          <text:p text:style-name="P2"><text:span text:style-name="T1">x.left.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524cm" svg:height="1.397cm" svg:x="2.907cm" svg:y="7.989cm">
          <text:p text:style-name="P2"><text:span text:style-name="T1">x.left.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524cm" svg:height="1.397cm" svg:x="7.708cm" svg:y="7.989cm">
          <text:p text:style-name="P2"><text:span text:style-name="T1">x.left.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233cm" svg:y1="3.194cm" svg:x2="13.827cm" svg:y2="7.947cm">
          <text:p text:style-name="P2">gap</text:p>
        </draw:line>
        <draw:line draw:style-name="gr5" draw:text-style-name="P1" draw:layer="layout" svg:x1="10.833cm" svg:y1="3.194cm" svg:x2="8.747cm" svg:y2="7.947cm">
          <text:p text:style-name="P2">gap</text:p>
        </draw:line>
        <draw:line draw:style-name="gr6" draw:text-style-name="P1" draw:layer="layout" svg:x1="5.871cm" svg:y1="4.961cm" svg:x2="1.346cm" svg:y2="9.544cm">
          <text:p/>
        </draw:line>
        <draw:line draw:style-name="gr7" draw:text-style-name="P1" draw:layer="layout" svg:x1="5.953cm" svg:y1="4.899cm" svg:x2="11.125cm" svg:y2="9.571cm">
          <text:p/>
        </draw:line>
        <draw:line draw:style-name="gr6" draw:text-style-name="P1" draw:layer="layout" svg:x1="11.16cm" svg:y1="9.617cm" svg:x2="1.346cm" svg:y2="9.571cm">
          <text:p/>
        </draw:line>
        <draw:line draw:style-name="gr3" draw:text-style-name="P1" draw:layer="layout" svg:x1="16.07cm" svg:y1="6.661cm" svg:x2="13.982cm" svg:y2="8.632cm">
          <text:p/>
        </draw:line>
        <draw:line draw:style-name="gr3" draw:text-style-name="P1" draw:layer="layout" svg:x1="16.578cm" svg:y1="6.661cm" svg:x2="18.935cm" svg:y2="8.505cm">
          <text:p/>
        </draw:line>
        <draw:custom-shape draw:style-name="gr2" draw:text-style-name="P4" draw:layer="layout" svg:width="1.524cm" svg:height="1.397cm" svg:x="15.606cm" svg:y="5.59cm">
          <text:p text:style-name="P2"><text:span text:style-name="T1">x.right.ke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524cm" svg:height="1.397cm" svg:x="13.307cm" svg:y="7.99cm">
          <text:p text:style-name="P2"><text:span text:style-name="T1">x.right.m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524cm" svg:height="1.397cm" svg:x="18.108cm" svg:y="7.99cm">
          <text:p text:style-name="P2"><text:span text:style-name="T1">x.right.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6.171cm" svg:y1="4.962cm" svg:x2="11.646cm" svg:y2="9.545cm">
          <text:p/>
        </draw:line>
        <draw:line draw:style-name="gr6" draw:text-style-name="P1" draw:layer="layout" svg:x1="16.175cm" svg:y1="4.815cm" svg:x2="21.525cm" svg:y2="9.572cm">
          <text:p/>
        </draw:line>
        <draw:line draw:style-name="gr6" draw:text-style-name="P1" draw:layer="layout" svg:x1="21.56cm" svg:y1="9.618cm" svg:x2="11.746cm" svg:y2="9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1-03T14:56:10.327556519</dc:date>
    <meta:editing-duration>PT17H47M10S</meta:editing-duration>
    <meta:editing-cycles>30</meta:editing-cycles>
    <meta:generator>LibreOffice/6.0.7.3$Linux_X86_64 LibreOffice_project/00m0$Build-3</meta:generator>
    <meta:document-statistic meta:object-count="21"/>
  </office:meta>
</office:document-meta>
</file>